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61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fo:border="0.000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4.985in" svg:height="4.1126in" svg:x="1.3413in" svg:y="0.0787in">
            <draw:object draw:notify-on-update-of-ranges="Sheet1.A2:Sheet1.A26 Sheet1.B2:Sheet1.B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>
            <text:p>X_DIFF</text:p>
          </table:table-cell>
          <table:table-cell table:style-name="ce1" office:value-type="string">
            <text:p>Y_DIFF</text:p>
          </table:table-cell>
        </table:table-row>
        <table:table-row table:style-name="ro1">
          <table:table-cell office:value-type="float" office:value="0.0632636020408">
            <text:p>0.0633</text:p>
          </table:table-cell>
          <table:table-cell office:value-type="float" office:value="0.321621632653">
            <text:p>0.3216</text:p>
          </table:table-cell>
        </table:table-row>
        <table:table-row table:style-name="ro1">
          <table:table-cell office:value-type="float" office:value="0.0205836020408">
            <text:p>0.0206</text:p>
          </table:table-cell>
          <table:table-cell office:value-type="float" office:value="-0.123778367347">
            <text:p>-0.1238</text:p>
          </table:table-cell>
        </table:table-row>
        <table:table-row table:style-name="ro1">
          <table:table-cell office:value-type="float" office:value="0.0124736020408">
            <text:p>0.0125</text:p>
          </table:table-cell>
          <table:table-cell office:value-type="float" office:value="0.037821632653">
            <text:p>0.0378</text:p>
          </table:table-cell>
        </table:table-row>
        <table:table-row table:style-name="ro1">
          <table:table-cell office:value-type="float" office:value="0.0297536020408">
            <text:p>0.0298</text:p>
          </table:table-cell>
          <table:table-cell office:value-type="float" office:value="0.413521632653">
            <text:p>0.4135</text:p>
          </table:table-cell>
        </table:table-row>
        <table:table-row table:style-name="ro1">
          <table:table-cell office:value-type="float" office:value="0.0102436020408">
            <text:p>0.0102</text:p>
          </table:table-cell>
          <table:table-cell office:value-type="float" office:value="-0.085778367347">
            <text:p>-0.0858</text:p>
          </table:table-cell>
        </table:table-row>
        <table:table-row table:style-name="ro1">
          <table:table-cell office:value-type="float" office:value="0.0409636020408">
            <text:p>0.0410</text:p>
          </table:table-cell>
          <table:table-cell office:value-type="float" office:value="0.037421632653">
            <text:p>0.0374</text:p>
          </table:table-cell>
        </table:table-row>
        <table:table-row table:style-name="ro1">
          <table:table-cell office:value-type="float" office:value="0.0039236020408">
            <text:p>0.0039</text:p>
          </table:table-cell>
          <table:table-cell office:value-type="float" office:value="-0.0376783673469">
            <text:p>-0.0377</text:p>
          </table:table-cell>
        </table:table-row>
        <table:table-row table:style-name="ro1">
          <table:table-cell office:value-type="float" office:value="0.0133336020408">
            <text:p>0.0133</text:p>
          </table:table-cell>
          <table:table-cell office:value-type="float" office:value="-0.183578367347">
            <text:p>-0.1836</text:p>
          </table:table-cell>
        </table:table-row>
        <table:table-row table:style-name="ro1">
          <table:table-cell office:value-type="float" office:value="0.0022736020408">
            <text:p>0.0023</text:p>
          </table:table-cell>
          <table:table-cell office:value-type="float" office:value="-0.478878367347">
            <text:p>-0.4789</text:p>
          </table:table-cell>
        </table:table-row>
        <table:table-row table:style-name="ro1">
          <table:table-cell office:value-type="float" office:value="0.0347036020408">
            <text:p>0.0347</text:p>
          </table:table-cell>
          <table:table-cell office:value-type="float" office:value="-0.091378367347">
            <text:p>-0.0914</text:p>
          </table:table-cell>
        </table:table-row>
        <table:table-row table:style-name="ro1">
          <table:table-cell office:value-type="float" office:value="0.0346736020408">
            <text:p>0.0347</text:p>
          </table:table-cell>
          <table:table-cell office:value-type="float" office:value="0.175421632653">
            <text:p>0.1754</text:p>
          </table:table-cell>
        </table:table-row>
        <table:table-row table:style-name="ro1">
          <table:table-cell office:value-type="float" office:value="0.0381136020408">
            <text:p>0.0381</text:p>
          </table:table-cell>
          <table:table-cell office:value-type="float" office:value="-0.379678367347">
            <text:p>-0.3797</text:p>
          </table:table-cell>
        </table:table-row>
        <table:table-row table:style-name="ro1">
          <table:table-cell office:value-type="float" office:value="0.0344336020408">
            <text:p>0.0344</text:p>
          </table:table-cell>
          <table:table-cell office:value-type="float" office:value="-0.509678367347">
            <text:p>-0.5097</text:p>
          </table:table-cell>
        </table:table-row>
        <table:table-row table:style-name="ro1">
          <table:table-cell office:value-type="float" office:value="0.0564836020408">
            <text:p>0.0565</text:p>
          </table:table-cell>
          <table:table-cell office:value-type="float" office:value="-0.421878367347">
            <text:p>-0.4219</text:p>
          </table:table-cell>
        </table:table-row>
        <table:table-row table:style-name="ro1">
          <table:table-cell office:value-type="float" office:value="0.00443360204081">
            <text:p>0.0044</text:p>
          </table:table-cell>
          <table:table-cell office:value-type="float" office:value="0.120621632653">
            <text:p>0.1206</text:p>
          </table:table-cell>
        </table:table-row>
        <table:table-row table:style-name="ro1">
          <table:table-cell office:value-type="float" office:value="0.0216736020408">
            <text:p>0.0217</text:p>
          </table:table-cell>
          <table:table-cell office:value-type="float" office:value="-0.276278367347">
            <text:p>-0.2763</text:p>
          </table:table-cell>
        </table:table-row>
        <table:table-row table:style-name="ro1">
          <table:table-cell office:value-type="float" office:value="0.0370436020408">
            <text:p>0.0370</text:p>
          </table:table-cell>
          <table:table-cell office:value-type="float" office:value="-0.424578367347">
            <text:p>-0.4246</text:p>
          </table:table-cell>
        </table:table-row>
        <table:table-row table:style-name="ro1">
          <table:table-cell office:value-type="float" office:value="0.0403436020408">
            <text:p>0.0403</text:p>
          </table:table-cell>
          <table:table-cell office:value-type="float" office:value="-0.090278367347">
            <text:p>-0.0903</text:p>
          </table:table-cell>
        </table:table-row>
        <table:table-row table:style-name="ro1">
          <table:table-cell office:value-type="float" office:value="0.0448636020408">
            <text:p>0.0449</text:p>
          </table:table-cell>
          <table:table-cell office:value-type="float" office:value="0.0414216326531">
            <text:p>0.0414</text:p>
          </table:table-cell>
        </table:table-row>
        <table:table-row table:style-name="ro1">
          <table:table-cell office:value-type="float" office:value="0.0347236020408">
            <text:p>0.0347</text:p>
          </table:table-cell>
          <table:table-cell office:value-type="float" office:value="0.256421632653">
            <text:p>0.2564</text:p>
          </table:table-cell>
        </table:table-row>
        <table:table-row table:style-name="ro1">
          <table:table-cell office:value-type="float" office:value="0.0370636020408">
            <text:p>0.0371</text:p>
          </table:table-cell>
          <table:table-cell office:value-type="float" office:value="0.053721632653">
            <text:p>0.0537</text:p>
          </table:table-cell>
        </table:table-row>
        <table:table-row table:style-name="ro1">
          <table:table-cell office:value-type="float" office:value="0.00445360204081">
            <text:p>0.0045</text:p>
          </table:table-cell>
          <table:table-cell office:value-type="float" office:value="-0.186078367347">
            <text:p>-0.1861</text:p>
          </table:table-cell>
        </table:table-row>
        <table:table-row table:style-name="ro1">
          <table:table-cell office:value-type="float" office:value="0.0154636020408">
            <text:p>0.0155</text:p>
          </table:table-cell>
          <table:table-cell office:value-type="float" office:value="-0.188878367347">
            <text:p>-0.1889</text:p>
          </table:table-cell>
        </table:table-row>
        <table:table-row table:style-name="ro1">
          <table:table-cell office:value-type="float" office:value="0.0521436020408">
            <text:p>0.0521</text:p>
          </table:table-cell>
          <table:table-cell office:value-type="float" office:value="0.259021632653">
            <text:p>0.2590</text:p>
          </table:table-cell>
        </table:table-row>
        <table:table-row table:style-name="ro1">
          <table:table-cell office:value-type="float" office:value="-0.0136763979592">
            <text:p>-0.0137</text:p>
          </table:table-cell>
          <table:table-cell office:value-type="float" office:value="-0.199678367347">
            <text:p>-0.1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3/04/2014</text:date>, <text:time>16:4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3-04T16:44:47</dc:date>
    <dc:creator>Fichman Christopher</dc:creator>
    <meta:generator>OpenOffice.org/3.1$Unix OpenOffice.org_project/310m19$Build-9420</meta:generator>
    <meta:editing-duration>PT00H14M46S</meta:editing-duration>
    <meta:editing-cycles>1</meta:editing-cycles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663cm" svg:height="10.447cm" chart:class="chart:scatter" chart:style-name="ch1">
        <chart:title svg:x="4.717cm" svg:y="0.209cm" chart:style-name="ch2">
          <text:p>X_Diff vs. Y_Diff</text:p>
        </chart:title>
        <chart:plot-area chart:style-name="ch3" table:cell-range-address="Sheet1.A2:Sheet1.B26" svg:x="0.305cm" svg:y="0.92cm" svg:width="12.105cm" svg:height="9.312cm">
          <chart:axis chart:dimension="x" chart:name="primary-x" chart:style-name="ch4">
            <chart:title svg:x="6.206cm" svg:y="9.868cm" chart:style-name="ch5">
              <text:p>X_Diff</text:p>
            </chart:title>
          </chart:axis>
          <chart:axis chart:dimension="y" chart:name="primary-y" chart:style-name="ch4">
            <chart:title svg:x="0.254cm" svg:y="5.714cm" chart:style-name="ch6">
              <text:p>Y_Diff</text:p>
            </chart:title>
          </chart:axis>
          <chart:series chart:style-name="ch7" chart:values-cell-range-address="Sheet1.B2:Sheet1.B26" chart:class="chart:scatter">
            <chart:domain table:cell-range-address="Sheet1.A2:Sheet1.A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2636020408">
                <text:p text:id="Sheet1.A2:Sheet1.A26">0.0632636020408</text:p>
              </table:table-cell>
              <table:table-cell office:value-type="float" office:value="0.321621632653">
                <text:p text:id="Sheet1.B2:Sheet1.B26">0.3216216326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5836020408">
                <text:p>0.0205836020408</text:p>
              </table:table-cell>
              <table:table-cell office:value-type="float" office:value="-0.123778367347">
                <text:p>-0.123778367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4736020408">
                <text:p>0.0124736020408</text:p>
              </table:table-cell>
              <table:table-cell office:value-type="float" office:value="0.037821632653">
                <text:p>0.037821632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7536020408">
                <text:p>0.0297536020408</text:p>
              </table:table-cell>
              <table:table-cell office:value-type="float" office:value="0.413521632653">
                <text:p>0.41352163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02436020408">
                <text:p>0.0102436020408</text:p>
              </table:table-cell>
              <table:table-cell office:value-type="float" office:value="-0.085778367347">
                <text:p>-0.085778367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09636020408">
                <text:p>0.0409636020408</text:p>
              </table:table-cell>
              <table:table-cell office:value-type="float" office:value="0.037421632653">
                <text:p>0.0374216326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9236020408">
                <text:p>0.0039236020408</text:p>
              </table:table-cell>
              <table:table-cell office:value-type="float" office:value="-0.0376783673469">
                <text:p>-0.0376783673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33336020408">
                <text:p>0.0133336020408</text:p>
              </table:table-cell>
              <table:table-cell office:value-type="float" office:value="-0.183578367347">
                <text:p>-0.183578367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2736020408">
                <text:p>0.0022736020408</text:p>
              </table:table-cell>
              <table:table-cell office:value-type="float" office:value="-0.478878367347">
                <text:p>-0.478878367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7036020408">
                <text:p>0.0347036020408</text:p>
              </table:table-cell>
              <table:table-cell office:value-type="float" office:value="-0.091378367347">
                <text:p>-0.091378367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46736020408">
                <text:p>0.0346736020408</text:p>
              </table:table-cell>
              <table:table-cell office:value-type="float" office:value="0.175421632653">
                <text:p>0.17542163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1136020408">
                <text:p>0.0381136020408</text:p>
              </table:table-cell>
              <table:table-cell office:value-type="float" office:value="-0.379678367347">
                <text:p>-0.3796783673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44336020408">
                <text:p>0.0344336020408</text:p>
              </table:table-cell>
              <table:table-cell office:value-type="float" office:value="-0.509678367347">
                <text:p>-0.5096783673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4836020408">
                <text:p>0.0564836020408</text:p>
              </table:table-cell>
              <table:table-cell office:value-type="float" office:value="-0.421878367347">
                <text:p>-0.421878367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43360204081">
                <text:p>0.00443360204081</text:p>
              </table:table-cell>
              <table:table-cell office:value-type="float" office:value="0.120621632653">
                <text:p>0.120621632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16736020408">
                <text:p>0.0216736020408</text:p>
              </table:table-cell>
              <table:table-cell office:value-type="float" office:value="-0.276278367347">
                <text:p>-0.276278367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0436020408">
                <text:p>0.0370436020408</text:p>
              </table:table-cell>
              <table:table-cell office:value-type="float" office:value="-0.424578367347">
                <text:p>-0.424578367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3436020408">
                <text:p>0.0403436020408</text:p>
              </table:table-cell>
              <table:table-cell office:value-type="float" office:value="-0.090278367347">
                <text:p>-0.090278367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48636020408">
                <text:p>0.0448636020408</text:p>
              </table:table-cell>
              <table:table-cell office:value-type="float" office:value="0.0414216326531">
                <text:p>0.0414216326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47236020408">
                <text:p>0.0347236020408</text:p>
              </table:table-cell>
              <table:table-cell office:value-type="float" office:value="0.256421632653">
                <text:p>0.256421632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70636020408">
                <text:p>0.0370636020408</text:p>
              </table:table-cell>
              <table:table-cell office:value-type="float" office:value="0.053721632653">
                <text:p>0.053721632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45360204081">
                <text:p>0.00445360204081</text:p>
              </table:table-cell>
              <table:table-cell office:value-type="float" office:value="-0.186078367347">
                <text:p>-0.1860783673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4636020408">
                <text:p>0.0154636020408</text:p>
              </table:table-cell>
              <table:table-cell office:value-type="float" office:value="-0.188878367347">
                <text:p>-0.188878367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21436020408">
                <text:p>0.0521436020408</text:p>
              </table:table-cell>
              <table:table-cell office:value-type="float" office:value="0.259021632653">
                <text:p>0.259021632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36763979592">
                <text:p>-0.0136763979592</text:p>
              </table:table-cell>
              <table:table-cell office:value-type="float" office:value="-0.199678367347">
                <text:p>-0.199678367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